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 style:list-style-name="L1">
      <style:text-properties style:font-name="Cantarell"/>
    </style:style>
    <style:style style:name="P4" style:family="paragraph" style:parent-style-name="Standard" style:list-style-name="L2">
      <style:text-properties style:font-name="Cantarel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Nieuwe pagina aanmaken</text:h>
      <text:p text:style-name="P2">Adminarea laadt een view om een nieuwe pagina aan te maken. Deze view kan gevonden worden in views/adminarea/menu/addpageposition.php</text:p>
      <text:p text:style-name="P2"/>
      <text:p text:style-name="P2">De view laadt:</text:p>
      <text:list xml:id="list1813446051" text:style-name="L1">
        <text:list-item>
          <text:list>
            <text:list-item>
              <text:p text:style-name="P3">standaard de paginatitel (dit is verplicht)</text:p>
            </text:list-item>
            <text:list-item>
              <text:p text:style-name="P3">de versionplugins, en pollt iedere versionplugin middels $plugin-&gt;versionhtmlforaddpage() voor html dat in de addpage-form toegevoegd moet worden. Nadat de gebruiker de pagina aanmaakt, zullen de versionplugins de opgestuurde form moeten verwerken, en de waarden die zij geïnjecteerd hebben, weer moeten verwijderen.</text:p>
            </text:list-item>
            <text:list-item>
              <text:p text:style-name="P3">De standaard pagefiller (met daarbij opties om een andere te pikken). Middels $pagefiller-&gt;pageoptionshtml() wordt de aanmaak-html geladen. In principe moet iedere pagefiller wel bijvoorbeeld een template of slug oid willen toevoegen aan de form.</text:p>
            </text:list-item>
          </text:list>
        </text:list-item>
      </text:list>
      <text:p text:style-name="P2"/>
      <text:p text:style-name="P2">Na het versturen van de form wordt de paginapositie+pagina aangemaakt in een controller (te vinden in classes/controller/adminarea/menu/ajax.php). Hierbij wordt </text:p>
      <text:list xml:id="list1545160026" text:style-name="L2">
        <text:list-item>
          <text:p text:style-name="P4">Eerst de paginapositie aangemaakt</text:p>
        </text:list-item>
        <text:list-item>
          <text:p text:style-name="P4">Daarna een page aangemaakt met de eigenschappen die in de $post meegegeven zijn</text:p>
        </text:list-item>
        <text:list-item>
          <text:p text:style-name="P4">Daarna worden de versionplugins weer gepollt om hun geinjecteere html te verwerken. Dit gaat middels $plugin-&gt;processaddpage($page,$post); Hierbij kan de $page dus nog gewoon aangepast worden!</text:p>
        </text:list-item>
        <text:list-item>
          <text:p text:style-name="P4">Nu wordt de $page opgeslagen middels $page-&gt;update(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Mulder</meta:initial-creator>
    <meta:creation-date>2011-01-10T16:14:57</meta:creation-date>
    <dc:date>2011-01-10T16:25:32</dc:date>
    <dc:creator>Willem Mulder</dc:creator>
    <meta:editing-duration>PT10M35S</meta:editing-duration>
    <meta:editing-cycles>18</meta:editing-cycles>
    <meta:generator>LibreOffice/3.3$Linux LibreOffice_project/330m18$Build-4</meta:generator>
    <meta:document-statistic meta:table-count="0" meta:image-count="0" meta:object-count="0" meta:page-count="1" meta:paragraph-count="11" meta:word-count="180" meta:character-count="1299"/>
  </office:meta>
</office:document-meta>
</file>